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thesizingMethodParameterTests.method( String p1 , long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thesizingMethodParameterTests.index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thesizingMethodParame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thesizingMethodParameterTests.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ynthesizingMethodParameterTests.factory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nthesizingMethodParameterTests.test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